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551b6" officeooo:paragraph-rsid="002551b6"/>
    </style:style>
    <style:style style:name="P2" style:family="paragraph" style:parent-style-name="Text_20_body">
      <style:text-properties officeooo:rsid="0026ddab" officeooo:paragraph-rsid="0026ddab"/>
    </style:style>
    <style:style style:name="P3" style:family="paragraph" style:parent-style-name="Text_20_body">
      <style:text-properties officeooo:rsid="002f3c75" officeooo:paragraph-rsid="002f3c75"/>
    </style:style>
    <style:style style:name="P4" style:family="paragraph" style:parent-style-name="Text_20_body">
      <style:text-properties officeooo:rsid="0030d52e" officeooo:paragraph-rsid="0030d52e"/>
    </style:style>
    <style:style style:name="P5" style:family="paragraph" style:parent-style-name="Text_20_body">
      <style:text-properties officeooo:rsid="0030d52e" officeooo:paragraph-rsid="00374c0a"/>
    </style:style>
    <style:style style:name="P6" style:family="paragraph" style:parent-style-name="Text_20_body">
      <style:text-properties officeooo:rsid="00343930" officeooo:paragraph-rsid="00343930"/>
    </style:style>
    <style:style style:name="P7" style:family="paragraph" style:parent-style-name="Text_20_body">
      <style:text-properties officeooo:rsid="00374c0a" officeooo:paragraph-rsid="00374c0a"/>
    </style:style>
    <style:style style:name="P8" style:family="paragraph" style:parent-style-name="Text_20_body">
      <style:text-properties officeooo:rsid="00374c0a" officeooo:paragraph-rsid="0037cda6"/>
    </style:style>
    <style:style style:name="P9" style:family="paragraph" style:parent-style-name="Text_20_body">
      <style:text-properties officeooo:rsid="0037cda6" officeooo:paragraph-rsid="0037cda6"/>
    </style:style>
    <style:style style:name="P10" style:family="paragraph" style:parent-style-name="Text_20_body">
      <style:text-properties officeooo:rsid="0038f73f" officeooo:paragraph-rsid="0038f73f"/>
    </style:style>
    <style:style style:name="P11" style:family="paragraph" style:parent-style-name="Text_20_body">
      <style:text-properties officeooo:rsid="0038f73f" officeooo:paragraph-rsid="004133b4"/>
    </style:style>
    <style:style style:name="P12" style:family="paragraph" style:parent-style-name="Text_20_body">
      <style:text-properties officeooo:rsid="003aba9f" officeooo:paragraph-rsid="003aba9f"/>
    </style:style>
    <style:style style:name="P13" style:family="paragraph" style:parent-style-name="Text_20_body">
      <style:text-properties officeooo:rsid="003aba9f" officeooo:paragraph-rsid="003beca1"/>
    </style:style>
    <style:style style:name="P14" style:family="paragraph" style:parent-style-name="Text_20_body">
      <style:text-properties officeooo:rsid="003beca1" officeooo:paragraph-rsid="003beca1"/>
    </style:style>
    <style:style style:name="P15" style:family="paragraph" style:parent-style-name="Text_20_body">
      <style:text-properties officeooo:rsid="003c2857" officeooo:paragraph-rsid="003c2857"/>
    </style:style>
    <style:style style:name="P16" style:family="paragraph" style:parent-style-name="Text_20_body">
      <style:text-properties officeooo:rsid="003decc7" officeooo:paragraph-rsid="003decc7"/>
    </style:style>
    <style:style style:name="P17" style:family="paragraph" style:parent-style-name="Text_20_body">
      <style:text-properties officeooo:rsid="003decc7" officeooo:paragraph-rsid="003f040d"/>
    </style:style>
    <style:style style:name="P18" style:family="paragraph" style:parent-style-name="Text_20_body">
      <style:text-properties officeooo:rsid="003e7f19" officeooo:paragraph-rsid="003e7f19"/>
    </style:style>
    <style:style style:name="P19" style:family="paragraph" style:parent-style-name="Text_20_body">
      <style:text-properties officeooo:rsid="004133b4" officeooo:paragraph-rsid="004133b4"/>
    </style:style>
    <style:style style:name="P20" style:family="paragraph" style:parent-style-name="Text_20_body">
      <style:text-properties officeooo:rsid="004149ad" officeooo:paragraph-rsid="004149ad"/>
    </style:style>
    <style:style style:name="P21" style:family="paragraph" style:parent-style-name="Heading">
      <style:paragraph-properties fo:text-align="center" style:justify-single-word="false"/>
      <style:text-properties officeooo:rsid="00221f08" officeooo:paragraph-rsid="00221f08"/>
    </style:style>
    <style:style style:name="P22" style:family="paragraph" style:parent-style-name="Subtitle">
      <style:text-properties officeooo:rsid="001feb73" officeooo:paragraph-rsid="001feb73"/>
    </style:style>
    <style:style style:name="P23" style:family="paragraph" style:parent-style-name="Subtitle">
      <style:paragraph-properties fo:break-before="page"/>
      <style:text-properties officeooo:rsid="002551b6" officeooo:paragraph-rsid="002551b6"/>
    </style:style>
    <style:style style:name="P24" style:family="paragraph" style:parent-style-name="Title">
      <style:text-properties officeooo:rsid="001feb73" officeooo:paragraph-rsid="001feb73"/>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Heading_20_2">
      <style:text-properties officeooo:rsid="00287425" officeooo:paragraph-rsid="00287425"/>
    </style:style>
    <style:style style:name="P29" style:family="paragraph" style:parent-style-name="Heading_20_1">
      <style:text-properties officeooo:rsid="002551b6" officeooo:paragraph-rsid="002551b6"/>
    </style:style>
    <style:style style:name="P30" style:family="paragraph" style:parent-style-name="Heading_20_1">
      <style:paragraph-properties fo:break-before="page"/>
      <style:text-properties officeooo:rsid="002551b6" officeooo:paragraph-rsid="002551b6"/>
    </style:style>
    <style:style style:name="P31" style:family="paragraph" style:parent-style-name="Heading_20_3">
      <style:text-properties officeooo:rsid="00294c02" officeooo:paragraph-rsid="00294c02"/>
    </style:style>
    <style:style style:name="P32" style:family="paragraph" style:parent-style-name="Heading_20_3">
      <style:text-properties officeooo:rsid="00287425" officeooo:paragraph-rsid="00287425"/>
    </style:style>
    <style:style style:name="P33" style:family="paragraph" style:parent-style-name="Heading_20_3">
      <style:text-properties officeooo:rsid="002daa2b" officeooo:paragraph-rsid="002daa2b"/>
    </style:style>
    <style:style style:name="P34" style:family="paragraph" style:parent-style-name="Heading_20_4">
      <style:text-properties officeooo:rsid="0030d52e" officeooo:paragraph-rsid="0030d52e"/>
    </style:style>
    <style:style style:name="P35" style:family="paragraph" style:parent-style-name="Heading_20_4">
      <style:text-properties officeooo:rsid="003c2857" officeooo:paragraph-rsid="003c2857"/>
    </style:style>
    <style:style style:name="P36" style:family="paragraph" style:parent-style-name="Text_20_body" style:list-style-name="L1">
      <style:text-properties officeooo:rsid="0030d52e" officeooo:paragraph-rsid="0030d52e"/>
    </style:style>
    <style:style style:name="P37" style:family="paragraph" style:parent-style-name="Text_20_body" style:list-style-name="L2">
      <style:text-properties officeooo:rsid="0030d52e" officeooo:paragraph-rsid="0030d52e"/>
    </style:style>
    <style:style style:name="P38" style:family="paragraph" style:parent-style-name="Text_20_body" style:list-style-name="L1">
      <style:text-properties officeooo:rsid="0037cda6" officeooo:paragraph-rsid="0037cda6"/>
    </style:style>
    <style:style style:name="P39" style:family="paragraph" style:parent-style-name="Text_20_body" style:list-style-name="L4">
      <style:text-properties officeooo:rsid="0037cda6" officeooo:paragraph-rsid="0037cda6"/>
    </style:style>
    <style:style style:name="P40" style:family="paragraph" style:parent-style-name="Text_20_body" style:list-style-name="L3">
      <style:text-properties officeooo:rsid="00374c0a" officeooo:paragraph-rsid="0037cda6"/>
    </style:style>
    <style:style style:name="P41" style:family="paragraph" style:parent-style-name="Text_20_body">
      <style:text-properties officeooo:rsid="003beca1" officeooo:paragraph-rsid="003beca1"/>
    </style:style>
    <style:style style:name="P42" style:family="paragraph" style:parent-style-name="Text_20_body">
      <style:text-properties officeooo:rsid="003c2857" officeooo:paragraph-rsid="003c2857"/>
    </style:style>
    <style:style style:name="P43" style:family="paragraph" style:parent-style-name="Text_20_body" style:list-style-name="L5">
      <style:text-properties officeooo:rsid="003c2857" officeooo:paragraph-rsid="003c2857"/>
    </style:style>
    <style:style style:name="P44" style:family="paragraph" style:parent-style-name="Text_20_body" style:list-style-name="L5">
      <style:text-properties officeooo:rsid="003e7f19" officeooo:paragraph-rsid="003e7f19"/>
    </style:style>
    <style:style style:name="P45" style:family="paragraph" style:parent-style-name="Text_20_body">
      <style:text-properties officeooo:rsid="003f040d" officeooo:paragraph-rsid="003f040d"/>
    </style:style>
    <style:style style:name="P46" style:family="paragraph" style:parent-style-name="Text_20_body">
      <style:text-properties officeooo:rsid="003998cd" officeooo:paragraph-rsid="004133b4"/>
    </style:style>
    <style:style style:name="P47" style:family="paragraph" style:parent-style-name="Text_20_body" style:list-style-name="L6">
      <style:text-properties officeooo:rsid="0038f73f" officeooo:paragraph-rsid="0038f73f"/>
    </style:style>
    <style:style style:name="P48" style:family="paragraph" style:parent-style-name="Text_20_body" style:list-style-name="L6">
      <style:text-properties officeooo:rsid="003aba9f" officeooo:paragraph-rsid="003aba9f"/>
    </style:style>
    <style:style style:name="P49" style:family="paragraph" style:parent-style-name="Text_20_body" style:list-style-name="L6">
      <style:text-properties officeooo:rsid="003aba9f" officeooo:paragraph-rsid="003beca1"/>
    </style:style>
    <style:style style:name="P50" style:family="paragraph" style:parent-style-name="Text_20_body" style:list-style-name="L8">
      <style:text-properties officeooo:rsid="004374d3" officeooo:paragraph-rsid="004374d3"/>
    </style:style>
    <style:style style:name="T1" style:family="text">
      <style:text-properties officeooo:rsid="00221f08"/>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426ba0" style:font-style-asian="normal" style:font-style-complex="normal"/>
    </style:style>
    <style:style style:name="T5" style:family="text">
      <style:text-properties officeooo:rsid="00325567"/>
    </style:style>
    <style:style style:name="T6" style:family="text">
      <style:text-properties officeooo:rsid="00374c0a"/>
    </style:style>
    <style:style style:name="T7" style:family="text">
      <style:text-properties officeooo:rsid="0037cda6"/>
    </style:style>
    <style:style style:name="T8" style:family="text">
      <style:text-properties officeooo:rsid="0038f73f"/>
    </style:style>
    <style:style style:name="T9" style:family="text">
      <style:text-properties officeooo:rsid="003aba9f"/>
    </style:style>
    <style:style style:name="T10" style:family="text">
      <style:text-properties officeooo:rsid="003beca1"/>
    </style:style>
    <style:style style:name="T11" style:family="text">
      <style:text-properties officeooo:rsid="003c2857"/>
    </style:style>
    <style:style style:name="T12" style:family="text">
      <style:text-properties officeooo:rsid="003decc7"/>
    </style:style>
    <style:style style:name="T13" style:family="text">
      <style:text-properties officeooo:rsid="003e7f19"/>
    </style:style>
    <style:style style:name="T14" style:family="text">
      <style:text-properties officeooo:rsid="003f48f5"/>
    </style:style>
    <style:style style:name="T15" style:family="text">
      <style:text-properties officeooo:rsid="004149a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Projet personnel</text:p>
      <text:p text:style-name="P24">Tales of Warp</text:p>
      <text:p text:style-name="P22">Auteur : Guillaume « Cess »/« Notmoo » Prost</text:p>
      <text:p text:style-name="P21">16 Janvier 2018</text:p>
      <text:p text:style-name="P23">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_Toc156_579074129" text:style-name="Index_20_Link" text:visited-style-name="Index_20_Link">Description du projet<text:tab/>3</text:a></text:p>
          <text:p text:style-name="P27"><text:a xlink:type="simple" xlink:href="#__RefHeading___Toc158_579074129" text:style-name="Index_20_Link" text:visited-style-name="Index_20_Link">Définition des caractéristiques<text:tab/>3</text:a></text:p>
          <text:p text:style-name="P26"><text:a xlink:type="simple" xlink:href="#__RefHeading___Toc160_579074129" text:style-name="Index_20_Link" text:visited-style-name="Index_20_Link">Principe général<text:tab/>3</text:a></text:p>
          <text:p text:style-name="P26"><text:a xlink:type="simple" xlink:href="#__RefHeading___Toc162_579074129" text:style-name="Index_20_Link" text:visited-style-name="Index_20_Link">Gameplay<text:tab/>3</text:a></text:p>
          <text:p text:style-name="P25"><text:a xlink:type="simple" xlink:href="#__RefHeading___Toc164_579074129" text:style-name="Index_20_Link" text:visited-style-name="Index_20_Link">Avatars du joueur<text:tab/>3</text:a></text:p>
          <text:p text:style-name="P25"><text:a xlink:type="simple" xlink:href="#__RefHeading___Toc166_579074129" text:style-name="Index_20_Link" text:visited-style-name="Index_20_Link">Phases de jeu<text:tab/>3</text:a></text:p>
          <text:p text:style-name="P25"><text:a xlink:type="simple" xlink:href="#__RefHeading___Toc168_579074129" text:style-name="Index_20_Link" text:visited-style-name="Index_20_Link">Description des phases de jeu<text:tab/>3</text:a></text:p>
          <text:p text:style-name="P25"><text:a xlink:type="simple" xlink:href="#__RefHeading___Toc170_579074129" text:style-name="Index_20_Link" text:visited-style-name="Index_20_Link">Enchaînement des phases de jeu<text:tab/>3</text:a></text:p>
          <text:p text:style-name="P25"><text:a xlink:type="simple" xlink:href="#__RefHeading___Toc172_579074129" text:style-name="Index_20_Link" text:visited-style-name="Index_20_Link">Jouabilité des phases<text:tab/>3</text:a></text:p>
          <text:p text:style-name="P26"><text:a xlink:type="simple" xlink:href="#__RefHeading___Toc174_579074129" text:style-name="Index_20_Link" text:visited-style-name="Index_20_Link">Objectifs du joueur<text:tab/>3</text:a></text:p>
          <text:p text:style-name="P25"><text:a xlink:type="simple" xlink:href="#__RefHeading___Toc176_579074129" text:style-name="Index_20_Link" text:visited-style-name="Index_20_Link">Objectifs principaux<text:tab/>3</text:a></text:p>
          <text:p text:style-name="P25"><text:a xlink:type="simple" xlink:href="#__RefHeading___Toc178_579074129" text:style-name="Index_20_Link" text:visited-style-name="Index_20_Link">Objectifs secondaires<text:tab/>3</text:a></text:p>
        </text:index-body>
      </text:table-of-content>
      <text:p text:style-name="P1"/>
      <text:h text:style-name="P30" text:outline-level="1"><text:bookmark-start text:name="__RefHeading___Toc156_579074129"/>Description du projet<text:bookmark-end text:name="__RefHeading___Toc156_579074129"/></text:h>
      <text:p text:style-name="P2">Ce projet est un projet de développement de jeu vidéo, basé sur diverses sources d’inspiration, à la fois du coté des jeux vidéos existants sur PC et mobile, et sur le vécu de Guillaume PROST dans le domaine des jeux de plateau, des jeux de société et des jeux de rôles papier.</text:p>
      <text:h text:style-name="P29" text:outline-level="1"><text:bookmark-start text:name="__RefHeading___Toc158_579074129"/>Définition des caractéristiques<text:bookmark-end text:name="__RefHeading___Toc158_579074129"/></text:h>
      <text:h text:style-name="P28" text:outline-level="2"><text:bookmark-start text:name="__RefHeading___Toc160_579074129"/>Principe général<text:bookmark-end text:name="__RefHeading___Toc160_579074129"/></text:h>
      <text:p text:style-name="P3">Ce jeu est un jeu de type <text:span text:style-name="T2">jeu de rôle</text:span><text:span text:style-name="T3">, où chaque joueur incarnera un personnage. Ce personnage peut évoluer au travers de différentes mécaniques de jeu, comme par exemple la modification de son équipement ou encore le gain d’aptitudes spéciales. Les joueurs affronter</text:span><text:span text:style-name="T4">ont</text:span><text:span text:style-name="T3"> des ennemis de plus en plus puissants au fil du jeu, ainsi que résoudre des défis de plus en plus complexes et difficiles.</text:span></text:p>
      <text:h text:style-name="P28" text:outline-level="2"><text:bookmark-start text:name="__RefHeading___Toc162_579074129"/>Gameplay<text:bookmark-end text:name="__RefHeading___Toc162_579074129"/></text:h>
      <text:h text:style-name="P31" text:outline-level="3"><text:bookmark-start text:name="__RefHeading___Toc164_579074129"/>Avatars du joueur<text:bookmark-end text:name="__RefHeading___Toc164_579074129"/></text:h>
      <text:p text:style-name="P4">Dans ce jeu, chaque joueur incarnera un personnage, qui sera défini par les éléments suivants : </text:p>
      <text:list xml:id="list2703428132" text:style-name="L1">
        <text:list-item>
          <text:p text:style-name="P36">un nom</text:p>
        </text:list-item>
        <text:list-item>
          <text:p text:style-name="P36">des objets</text:p>
        </text:list-item>
        <text:list-item>
          <text:p text:style-name="P36">des traits</text:p>
        </text:list-item>
        <text:list-item>
          <text:p text:style-name="P36">des ressources</text:p>
        </text:list-item>
        <text:list-item>
          <text:p text:style-name="P36">des caractéristiques</text:p>
        </text:list-item>
        <text:list-item>
          <text:p text:style-name="P38">des <text:span text:style-name="T11">membres</text:span></text:p>
        </text:list-item>
        <text:list-item>
          <text:p text:style-name="P36">des limitations</text:p>
        </text:list-item>
      </text:list>
      <text:h text:style-name="P34" text:outline-level="4">Nom</text:h>
      <text:p text:style-name="P4">Le nom d’un personne est une simple chaîne de caractère permettant de désigner un personnage et permettant également de le distinguer d’un autre.</text:p>
      <text:h text:style-name="P34" text:outline-level="4">Objets</text:h>
      <text:p text:style-name="P4">Les objets représentent l’équipement du personnage. Chaque objet est défini par les éléments suivants : </text:p>
      <text:list xml:id="list3877990138" text:style-name="L2">
        <text:list-item>
          <text:p text:style-name="P37">un type</text:p>
        </text:list-item>
        <text:list-item>
          <text:p text:style-name="P37">une valeur</text:p>
        </text:list-item>
        <text:list-item>
          <text:p text:style-name="P37">un indice de puissance</text:p>
        </text:list-item>
        <text:list-item>
          <text:p text:style-name="P37"><text:soft-page-break/>une ou plusieurs actions</text:p>
        </text:list-item>
      </text:list>
      <text:p text:style-name="P4">Le type de l’objet permet de définir de quel objet il s’agit : une épée, une tasse, un arbre, etc.</text:p>
      <text:p text:style-name="P5">Ce type permettra au joueur de distinguer ce qu’il peut en faire, et permettra également au jeu de s’assurer que les limitations <text:span text:style-name="T6">soient</text:span> bien appliquées <text:span text:style-name="T6">(une seule armure pour un humanoïde, pas plus de 2 armes à une main si le personnage a deux mains, etc …).</text:span></text:p>
      <text:p text:style-name="P4">La valeur de l’objet représente sa valeur monétaire, qui servira d’indice pour calculer ses prix de vente et d’achat dans les commerces.</text:p>
      <text:p text:style-name="P4">L’indice de puissance d’un objet est un indice qui sera utilisé par le jeu pour calculer les valeurs réelles des actions (points de dégâts, points de soins, portée, etc.). Elle pourra également indiquer au joueur une estimation de sa puissance, qu’il pourra alors utiliser pour comparer deux objets similaires.</text:p>
      <text:p text:style-name="P4">Enfin, les actions de l’objet sont des compétences qui seront liées à l’objet, et <text:span text:style-name="T5">qui pourront êtres utilisées par le personnage portant l’objet. Chaque action a un ou plusieurs effets (des modifications de caractéristiques, de position ou de ressources qui seront appliquées sur les cibles de l’action), et est limité par une portée, une zone d’effet et un coût en ressources. Elles sont utilisables à volonté par le porteur de l’objet, pour peu que le coût d’utilisation puisse être payé par ce dernier.</text:span></text:p>
      <text:h text:style-name="P34" text:outline-level="4">Traits</text:h>
      <text:p text:style-name="P6">Les traits sont des modificateurs passif appliqués au personnage. Ces modificateurs sont soit des bonus (valeurs de caractéristiques augmentées, limitations améliorées ou total de ressources augmentés, entres autres…), soit des malus, soit des traits dit « neutres », qui ne peuvent pas être classifiés comme bons ou mauvais. <text:span text:style-name="T9">Les traits peuvent être influencés par des limitations (voir section « Limitations »).</text:span></text:p>
      <text:p text:style-name="P7">Les traits peuvent être gagné via des effets d’actions, via l’environnement, via amélioration du personnage ou via d’autres traits.</text:p>
      <text:p text:style-name="P12">Certains traits sont limités, et sont retirés après un certain temps ou après que certaines conditions soient remplies (nombre d’utilisation dépassé, etc...)</text:p>
      <text:h text:style-name="P34" text:outline-level="4">Ressources</text:h>
      <text:p text:style-name="P8">Les ressources sont des éléments qui peuvent être dépensés pour effectuer des actions, ou qui sont ajouté/retiré en conséquence d’actions <text:span text:style-name="T8">ou de traits</text:span>. <text:span text:style-name="T7">Ils peuvent également avoir tendance à se régénérer ou a se dégénérer en fonction du temps, indépendamment de traits ou d’actions. Certaines ressources peuvent être impactée par des limitations (voir section « Limitations »), les empêchant de dépasser un certain seuil, ou bien de tomber en dessous d’un certain seuil.</text:span></text:p>
      <text:p text:style-name="P8"/>
      <text:p text:style-name="P7">Ex : </text:p>
      <text:list xml:id="list1219307567" text:style-name="L3">
        <text:list-item>
          <text:p text:style-name="P40">énergie</text:p>
        </text:list-item>
        <text:list-item>
          <text:p text:style-name="P40"><text:soft-page-break/>mana</text:p>
        </text:list-item>
        <text:list-item>
          <text:p text:style-name="P40">souffle</text:p>
        </text:list-item>
        <text:list-item>
          <text:p text:style-name="P40">monnaie</text:p>
        </text:list-item>
        <text:list-item>
          <text:p text:style-name="P40">matériaux (bois, tissu, métal, cristaux, etc.…)</text:p>
        </text:list-item>
      </text:list>
      <text:h text:style-name="P34" text:outline-level="4">Caractéristiques</text:h>
      <text:p text:style-name="P9">Les caractéristiques sont des valeurs arbitraires liées au personnage qui sont utilisées pour calculer divers éléments en rapport avec les traits, les actions ou les ressources. <text:span text:style-name="T8">Les caractéristiques sont toutes définie pour un personnage donnée, et peuvent varier en valeur via des améliorations, des traits ou des limitations.</text:span></text:p>
      <text:p text:style-name="P9">Par exemple : </text:p>
      <text:list xml:id="list2376141304" text:style-name="L4">
        <text:list-item>
          <text:p text:style-name="P39">Une caractéristique peut être utilisée dans le calcul des dégâts, du cooldown ou de la portée d’une action</text:p>
        </text:list-item>
        <text:list-item>
          <text:p text:style-name="P39">Une caractéristique peut être utilisée dans le calcul du seuil maximal d’une ressources</text:p>
        </text:list-item>
        <text:list-item>
          <text:p text:style-name="P39">Une caractéristique peut être utilisée dans le calcul d’une valeur liée à l’effet d’un trait (comme par exemple la valeur régénérée par un trait de régénération de ressource).</text:p>
        </text:list-item>
      </text:list>
      <text:h text:style-name="P35" text:outline-level="4">Membres</text:h>
      <text:p text:style-name="P13">L<text:span text:style-name="T10">es membres</text:span> d’un personnage représente<text:span text:style-name="T10">nt</text:span> sa « santé ». Dans ce jeu, pas de jauge de santé ou <text:span text:style-name="T10">de régénération en respirant un peu d’air pur (quelqu’un a dit ‘Call of Duty’?). Les personnages sont divisés en membres (dans le sens ‘parties du corps’), qui peuvent indépendamment être affectées/endommagées/détruites. Les états du personnage sont en réalité les états des membres du personnage, chaque membre ayant un état.</text:span></text:p>
      <text:p text:style-name="P13"/>
      <text:p text:style-name="P15">Chaque membre donne au personnage des bonus de caractéristiques, des traits, des actions et/ou des limitations.</text:p>
      <text:p text:style-name="P13"/>
      <text:p text:style-name="P14">Chaque membre a également différents niveaux d’état, qui peuvent être classé du meilleur au pire. Dans le meilleur état, les bonus que donne le membre sont au maximum. Au fur et à mesure que l’état du membre se détériore, les bonus sont réduits, jusqu’à s’annuler complètement.</text:p>
      <text:p text:style-name="P14">L’état des membres peut être impacté par des actions, par des traits, par des caractéristiques, par des limitations ou par l’environnement.</text:p>
      <text:p text:style-name="P15">Chaque membre possède 5 seuils d’états principaux : </text:p>
      <text:list xml:id="list726408220" text:style-name="L5">
        <text:list-item>
          <text:p text:style-name="P44">l’état maximal</text:p>
        </text:list-item>
        <text:list-item>
          <text:p text:style-name="P43">l’état normal</text:p>
        </text:list-item>
        <text:list-item>
          <text:p text:style-name="P43"><text:soft-page-break/>l’état dangereux</text:p>
        </text:list-item>
        <text:list-item>
          <text:p text:style-name="P43">l’état critique</text:p>
        </text:list-item>
        <text:list-item>
          <text:p text:style-name="P44">l’état minimal</text:p>
        </text:list-item>
      </text:list>
      <text:p text:style-name="P18">L’état maximal est l’état le plus haut pouvant être atteint. Les bonus donnés par le membre sont alors au maximum <text:span text:style-name="T15">(bonus*n, n&gt;=1</text:span>.</text:p>
      <text:p text:style-name="P15">L’état normal représente l’état où les bonus fournis par le membre sont considéré comme normaux <text:span text:style-name="T15">(bonus*1)</text:span>.</text:p>
      <text:p text:style-name="P15">L’état dangereux représente l’état en dessous duquel il est dangereux d’être. Si un personnage possède un trop grand nombre de membres dans un état dangereux ou pire, il est considéré comme inapte et n’est plus jouable. Le membre est cependant encore utilisable, mais est notablement diminué.</text:p>
      <text:p text:style-name="P15">L’état critique représente l’état dans lequel le membre est tellement diminué qu’il devient inutilisable par le personnage. Dans un état critique, les bonus apporté par le membre sont tous annulé<text:span text:style-name="T12">s.</text:span></text:p>
      <text:p text:style-name="P19">L’état minimal représente l’état le plus faible pouvant être atteint par le membre. Le membre est considéré comme inutilisable et irrécupérable, et est définitivement perdu par le personnage.</text:p>
      <text:p text:style-name="P15"/>
      <text:p text:style-name="P20">L’état d’un membre tend naturellement à revenir à l’état normal. Un état supérieur à l’état normal aura donc tendance à se détériorer, et un état inférieur à la normale aura tendance à s’améliorer. Cette tendance peut être impactée par les traits, et peut varier suivant les membres. Cette tendance n’est pas impactée par les augmentations/diminutions de bonus dû à l’état du membre, mais peut varier en intensité suivant l’état de ce dernier (un membre deux fois plus endommagé ne mettra pas forcément deux fois plus de temps pour revenir à son état normal).</text:p>
      <text:p text:style-name="P15"/>
      <text:p text:style-name="P16">Certains membres sont considérés comme vitaux. Un membre vital est un membre suffisamment important dans le corps du personnage pour impacter l’état global de ce dernier. </text:p>
      <text:p text:style-name="P17">L’état des membres vitaux affecte non seulement les bonus fournis par eux-même, mais également les bonus fournis par les autres membres du personnage, mais dans une moindre mesure : les bonus d’un membre donné seront toujours plus affecté par l’état de ce membre-ci que par l’état des membres vitaux. Mais cela signifie que si l’un des membres vitaux est dans un état inférieur à son état normal, tous les bonus de tous les membres du personnage seront diminués. Cela fonctionne également dans l’autre sens : si un membre vital est dans un état supérieur à son état normal, les bonus de tous les membres seront augmentés.</text:p>
      <text:p text:style-name="P45">Cette augmentation/diminution des bonus intervient après le calcul de la valeur du bonus grâce à l’état du membre donnant le bonus. Cela signifie que le bonus donné par un membre peut aller au-delà du maximum normalement atteignable.</text:p>
      <text:p text:style-name="P45"><text:soft-page-break/>Les augmentations/diminutions de bonus données par plusieurs membres vitaux n’interagissent pas entre elles : elles sont sommées entre elles avant d’être appliquées, mais n’agissent pas les unes sur les autres (c’est-à-dire qu’un membre vital ne peut pas augmenter ou diminuer l’augmentation/diminution d’un autre membre vital). Dans certains cas, un membre vital en très bon état peut compenser le malus d’un autre membre vital qui serait en mauvais état.</text:p>
      <text:p text:style-name="P16">Lorsqu’un membre vital atteint son état critique, le personnage <text:span text:style-name="T13">devient </text:span>inapte et n’est plus jouable.</text:p>
      <text:p text:style-name="P16"/>
      <text:p text:style-name="P18">Un personnage possède initialement des membres, et peut gagner et/ou perdre des membres via des effets d’actions ou via des traits. Les membres ne peuvent pas être impactés par les limitations.</text:p>
      <text:h text:style-name="P34" text:outline-level="4">Limitations</text:h>
      <text:p text:style-name="P11">Les limitations sont des contraintes qui s’appliquent sur le personnage <text:span text:style-name="T14">et qui peuvent impacter un certain nombre d’éléments, comme les actions, les ressources ou encore les traits. Elles ne peuvent cependant pas impacter les membres ou les caractéristiques</text:span>.</text:p>
      <text:p text:style-name="P46">Certaines limitations sont intrinsèques au personnage (présente dès sa création). </text:p>
      <text:p text:style-name="P46">Les limitations peuvent être ajoutées, retirées ou modifiées via des effets d’action, via des membres ou via des traits.</text:p>
      <text:p text:style-name="P10">Par exemple :</text:p>
      <text:list xml:id="list3445491395" text:style-name="L6">
        <text:list-item>
          <text:p text:style-name="P47">Une limitation peut définir une valeur maximale pour une ressource</text:p>
        </text:list-item>
        <text:list-item>
          <text:p text:style-name="P47">Une limitation peut définir des valeurs maximales de consommation de ressources (montant maximal d’une ressource donnée que le personnage peut dépenser en une fois).</text:p>
        </text:list-item>
        <text:list-item>
          <text:p text:style-name="P47">Une limitation peut interdire l’utilisation de certains objets, ou la réalisation de certaines actions au personnage.</text:p>
        </text:list-item>
        <text:list-item>
          <text:p text:style-name="P48">Une limitation peut définir un nombre maximal de traits, ou un nombre maximal de traits d’un certain type. </text:p>
        </text:list-item>
        <text:list-item>
          <text:p text:style-name="P49">Une limitation peut définir/redéfinir un nombre minimal/maximal d’utilisations d’un trait, même si celui-ci n’en a normalement pas.</text:p>
        </text:list-item>
      </text:list>
      <text:h text:style-name="P32" text:outline-level="3"><text:bookmark-start text:name="__RefHeading___Toc166_579074129"/>Phases de jeu<text:bookmark-end text:name="__RefHeading___Toc166_579074129"/></text:h>
      <text:h text:style-name="P32" text:outline-level="3"><text:bookmark-start text:name="__RefHeading___Toc168_579074129"/><text:soft-page-break/>Description des phases de jeu<text:bookmark-end text:name="__RefHeading___Toc168_579074129"/></text:h>
      <text:h text:style-name="P32" text:outline-level="3"><text:bookmark-start text:name="__RefHeading___Toc170_579074129"/>Enchaînement des phases de jeu<text:bookmark-end text:name="__RefHeading___Toc170_579074129"/></text:h>
      <text:h text:style-name="P32" text:outline-level="3"><text:bookmark-start text:name="__RefHeading___Toc172_579074129"/>Jouabilité des phases<text:bookmark-end text:name="__RefHeading___Toc172_579074129"/></text:h>
      <text:h text:style-name="P28" text:outline-level="2"><text:bookmark-start text:name="__RefHeading___Toc174_579074129"/>Objectifs du joueur<text:bookmark-end text:name="__RefHeading___Toc174_579074129"/></text:h>
      <text:h text:style-name="P33" text:outline-level="3"><text:bookmark-start text:name="__RefHeading___Toc176_579074129"/>Objectifs principaux<text:bookmark-end text:name="__RefHeading___Toc176_579074129"/></text:h>
      <text:h text:style-name="P33" text:outline-level="3"><text:bookmark-start text:name="__RefHeading___Toc178_579074129"/>Objectifs secondaires<text:bookmark-end text:name="__RefHeading___Toc178_5790741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21f0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s/><text:tab/><text:span text:style-name="MT1">Tales of Warp – 16/01/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6T11:18:45.786000000</meta:creation-date>
    <meta:generator>LibreOffice/5.4.1.2$Windows_X86_64 LibreOffice_project/ea7cb86e6eeb2bf3a5af73a8f7777ac570321527</meta:generator>
    <dc:date>2018-04-28T20:52:29.497000000</dc:date>
    <meta:editing-duration>PT1H38M4S</meta:editing-duration>
    <meta:editing-cycles>28</meta:editing-cycles>
    <meta:document-statistic meta:table-count="0" meta:image-count="0" meta:object-count="0" meta:page-count="8" meta:paragraph-count="105" meta:word-count="1702" meta:character-count="10561" meta:non-whitespace-character-count="8983"/>
  </office:meta>
</office:document-meta>
</file>